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9896" calcext:value-type="float">
            <text:p>110.4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3112" calcext:value-type="float">
            <text:p>110.2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8144" calcext:value-type="float">
            <text:p>110.1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4808" calcext:value-type="float">
            <text:p>109.3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2096" calcext:value-type="float">
            <text:p>108.9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96" calcext:value-type="float">
            <text:p>108.6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2456" calcext:value-type="float">
            <text:p>108.0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3864" calcext:value-type="float">
            <text:p>106.3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312" calcext:value-type="float">
            <text:p>104.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1448" calcext:value-type="float">
            <text:p>101.5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3816" calcext:value-type="float">
            <text:p>96.0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7504" calcext:value-type="float">
            <text:p>93.5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6136" calcext:value-type="float">
            <text:p>91.7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